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aint Mary's (1-3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 (0-4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aint Mary'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33</text:p>
          </table:table-cell>
          <table:table-cell office:value-type="string">
            <text:p>.36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.22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26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9</text:p>
          </table:table-cell>
          <table:table-cell office:value-type="string">
            <text:p>54</text:p>
          </table:table-cell>
          <table:table-cell office:value-type="string">
            <text:p>.130</text:p>
          </table:table-cell>
        </table:table-row>
      </table:table>
      <table:table table:name="Sheet 2">
        <table:table-row>
          <table:table-cell office:value-type="string">
            <text:p>Saint Mary'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LVIN, Lindsey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2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BIBLE, Emil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RUND, Payton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02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YOUNG, Sienna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4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ERNANDEZ, Mar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HUGHES, Morga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WILKERSON, Madi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O'SULLIVAN, Alex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PARKER, Alexsa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KNUDSEN, Lindsey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15</text:p>
          </table:table-cell>
          <table:table-cell office:value-type="string">
            <text:p>155</text:p>
          </table:table-cell>
          <table:table-cell office:value-type="string">
            <text:p>.258</text:p>
          </table:table-cell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0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11</text:p>
          </table:table-cell>
          <table:table-cell office:value-type="string">
            <text:p>61</text:p>
          </table:table-cell>
          <table:table-cell office:value-type="string">
            <text:p>.19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4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-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20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34</text:p>
          </table:table-cell>
          <table:table-cell office:value-type="string">
            <text:p>171</text:p>
          </table:table-cell>
          <table:table-cell office:value-type="string">
            <text:p>.152</text:p>
          </table:table-cell>
          <table:table-cell office:value-type="string">
            <text:p>5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7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